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7">
            <text:p>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6-27_20-45-5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6-28_02-03-06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6-28_02-06-40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">
            <text:p>:m :PHOTO 寝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6-28_07-47-0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8" office:value-type="string">
            <text:p>2023-06-28_08-41-37_000.jpg</text:p>
          </table:table-cell>
          <table:table-cell table:style-name="ce26" office:value-type="string">
            <text:p>:m :th,mysl / topic=~ / content=仁斎。以て依るべし…神之無くんば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th,mysl / topic=~ / content=仁斎。以て依るべし…神之無くんば,id=~,other=~ / lang=ja">
            <text:p>:m :th,mysl / topic=~ / content=仁斎。以て依るべし…神之無くんば,id=~,other=~ / lang=ja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 office:value-type="string">
            <text:p>2023-06-28_12-09-07_000.jpg</text:p>
          </table:table-cell>
          <table:table-cell table:style-name="ce26" office:value-type="string">
            <text:p>:m 1*1 RES / JVEMV6 64#301_seidenki_teii / 『静電気のＡＢＣ』 著者=堤井信力[ていいしんりき],校注=~ / p.28 / w=,topic=~,publisher=~,other=memo+:仕事関数；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6-28_13-33-5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47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47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8];CONCATENATE([.C18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8">2023/06/28</text:date>, <text:time>17:43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28T17:43:31.78</dc:date>
    <dc:creator>岩淵 謙</dc:creator>
    <meta:editing-duration>P57DT10H2M32S</meta:editing-duration>
    <meta:editing-cycles>18955</meta:editing-cycles>
    <meta:document-statistic meta:table-count="2" meta:cell-count="915" meta:object-count="0"/>
    <meta:user-defined meta:name="qrichtext">1</meta:user-defined>
  </office:meta>
</office:document-meta>
</file>